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Problem decomposition is a strategy used in software development and other fields to break down complex problems into smaller, more manageable parts. This method makes understanding, managing, and solving complex challenges easier. For example, when developers face a critical issue spread throughout an application, decomposing the problem into specific components, like user authentication or payment processing, allows for more focused troubleshooting and efficient problem-solving.</text:p>
      <text:h text:style-name="Heading_20_2" text:outline-level="2">Benefits of Decomposing Complex Problems</text:h>
      <text:p text:style-name="Text_20_body">Decomposing problems offers several advantages. First, it simplifies debugging by isolating smaller parts of the problem, making it easier to identify and fix issues. Second, it improves implementation by allowing developers to build and test individual components separately, reducing errors and enhancing team members' collaboration. Third, it enhances maintenance by enabling updates or changes to specific parts without disrupting the entire system, reducing downtime and improving overall system stability.</text:p>
      <text:h text:style-name="Heading_20_3" text:outline-level="3">Techniques for Decomposing Problems</text:h>
      <text:p text:style-name="Text_20_body">Two main techniques for decomposing problems are the top-down approach and modularization.</text:p>
      <text:list xml:id="list3113916000" text:style-name="L1">
        <text:list-item>
          <text:p text:style-name="P1">Top-down approach: this technique starts with a broad overview of the problem and gradually breaks it into more detailed components. It is similar to creating an outline for an essay, starting with a general statement and adding subtopics. In practice, this could involve setting an overall goal (such as building an e-commerce site) and then breaking it down into smaller tasks like designing the homepage, developing product pages, and implementing the checkout process.</text:p>
        </text:list-item>
        <text:list-item>
          <text:p text:style-name="P1">Modularization: modularization divides a problem into self-contained units or modules, each performing a specific function. This approach allows for the independent development and refinement of each module, simplifying the management of complex problems. For example, separating authentication logic into its modules can be beneficial when multiple website pages require the same functionality.</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0T07:36:01.400000000</dc:date>
    <meta:editing-duration>PT48S</meta:editing-duration>
    <meta:editing-cycles>1</meta:editing-cycles>
    <meta:document-statistic meta:table-count="0" meta:image-count="0" meta:object-count="0" meta:page-count="1" meta:paragraph-count="8" meta:word-count="282" meta:character-count="2042" meta:non-whitespace-character-count="1770"/>
    <meta:generator>LibreOffice/7.3.4.2$Windows_X86_64 LibreOffice_project/728fec16bd5f605073805c3c9e7c4212a0120dc5</meta:generator>
  </office:meta>
</office:document-meta>
</file>